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64549a"/>
    </style:style>
    <style:style style:name="P6" style:family="paragraph" style:parent-style-name="Text_20_body">
      <style:text-properties officeooo:rsid="005662ca" officeooo:paragraph-rsid="005662ca"/>
    </style:style>
    <style:style style:name="P7" style:family="paragraph" style:parent-style-name="Text_20_body">
      <style:text-properties officeooo:rsid="0059a98c" officeooo:paragraph-rsid="0059a98c"/>
    </style:style>
    <style:style style:name="P8" style:family="paragraph" style:parent-style-name="Text_20_body">
      <style:text-properties officeooo:rsid="005b8d52" officeooo:paragraph-rsid="005b8d52"/>
    </style:style>
    <style:style style:name="P9" style:family="paragraph" style:parent-style-name="Text_20_body">
      <style:text-properties officeooo:rsid="005cc8c4" officeooo:paragraph-rsid="005cc8c4"/>
    </style:style>
    <style:style style:name="P10" style:family="paragraph" style:parent-style-name="Text_20_body">
      <style:text-properties officeooo:rsid="005eb3f8" officeooo:paragraph-rsid="005eb3f8"/>
    </style:style>
    <style:style style:name="P11" style:family="paragraph" style:parent-style-name="Text_20_body">
      <style:text-properties officeooo:rsid="0061271d" officeooo:paragraph-rsid="0061271d"/>
    </style:style>
    <style:style style:name="P12" style:family="paragraph" style:parent-style-name="Text_20_body">
      <style:text-properties officeooo:rsid="00621968" officeooo:paragraph-rsid="00621968"/>
    </style:style>
    <style:style style:name="P13" style:family="paragraph" style:parent-style-name="Text_20_body">
      <style:text-properties officeooo:rsid="0063ae79" officeooo:paragraph-rsid="0063ae79"/>
    </style:style>
    <style:style style:name="P14" style:family="paragraph" style:parent-style-name="Text_20_body">
      <style:text-properties officeooo:rsid="0065f449" officeooo:paragraph-rsid="0065f449"/>
    </style:style>
    <style:style style:name="P15" style:family="paragraph" style:parent-style-name="Text_20_body">
      <style:text-properties officeooo:rsid="00699e7e" officeooo:paragraph-rsid="00699e7e"/>
    </style:style>
    <style:style style:name="P16" style:family="paragraph" style:parent-style-name="DocVariableDef">
      <style:text-properties officeooo:rsid="0065f449"/>
    </style:style>
    <style:style style:name="P17" style:family="paragraph" style:parent-style-name="DocText">
      <style:text-properties officeooo:rsid="005662ca"/>
    </style:style>
    <style:style style:name="P18" style:family="paragraph" style:parent-style-name="DocText">
      <style:text-properties officeooo:rsid="005662ca" officeooo:paragraph-rsid="005662ca"/>
    </style:style>
    <style:style style:name="P19" style:family="paragraph" style:parent-style-name="DocText">
      <style:text-properties officeooo:rsid="0059a98c" officeooo:paragraph-rsid="0059a98c"/>
    </style:style>
    <style:style style:name="P20" style:family="paragraph" style:parent-style-name="DocText">
      <style:text-properties officeooo:rsid="005b8d52"/>
    </style:style>
    <style:style style:name="P21" style:family="paragraph" style:parent-style-name="DocText">
      <style:text-properties officeooo:rsid="005b8d52" officeooo:paragraph-rsid="005b8d52"/>
    </style:style>
    <style:style style:name="P22" style:family="paragraph" style:parent-style-name="DocText">
      <style:text-properties officeooo:rsid="00621968"/>
    </style:style>
    <style:style style:name="P23" style:family="paragraph" style:parent-style-name="DocText">
      <style:text-properties officeooo:rsid="00621968" officeooo:paragraph-rsid="00621968"/>
    </style:style>
    <style:style style:name="P24" style:family="paragraph" style:parent-style-name="DocText">
      <style:text-properties officeooo:rsid="0063ae79"/>
    </style:style>
    <style:style style:name="P25" style:family="paragraph" style:parent-style-name="DocText">
      <style:text-properties officeooo:rsid="0063ae79" officeooo:paragraph-rsid="0063ae79"/>
    </style:style>
    <style:style style:name="P26" style:family="paragraph" style:parent-style-name="DocText">
      <style:text-properties officeooo:rsid="00699e7e"/>
    </style:style>
    <style:style style:name="P27" style:family="paragraph" style:parent-style-name="DocText">
      <style:text-properties officeooo:rsid="00699e7e" officeooo:paragraph-rsid="00699e7e"/>
    </style:style>
    <style:style style:name="P28" style:family="paragraph" style:parent-style-name="DocText">
      <style:text-properties officeooo:rsid="0069a4a0" officeooo:paragraph-rsid="0069a4a0"/>
    </style:style>
    <style:style style:name="P29" style:family="paragraph" style:parent-style-name="DocNote">
      <style:text-properties officeooo:rsid="0068a9a1"/>
    </style:style>
    <style:style style:name="P30" style:family="paragraph" style:parent-style-name="DocCode">
      <style:text-properties officeooo:rsid="005662ca"/>
    </style:style>
    <style:style style:name="P31" style:family="paragraph" style:parent-style-name="DocCode">
      <style:text-properties officeooo:rsid="005662ca" officeooo:paragraph-rsid="005662ca"/>
    </style:style>
    <style:style style:name="P32" style:family="paragraph" style:parent-style-name="DocCode">
      <style:text-properties officeooo:rsid="00568d0d"/>
    </style:style>
    <style:style style:name="P33" style:family="paragraph" style:parent-style-name="DocCode">
      <style:text-properties officeooo:rsid="005b8d52"/>
    </style:style>
    <style:style style:name="P34" style:family="paragraph" style:parent-style-name="DocCode">
      <style:text-properties officeooo:rsid="005eb3f8"/>
    </style:style>
    <style:style style:name="P35" style:family="paragraph" style:parent-style-name="DocCode">
      <style:text-properties officeooo:rsid="0061271d"/>
    </style:style>
    <style:style style:name="P36" style:family="paragraph" style:parent-style-name="DocCode">
      <style:text-properties officeooo:rsid="00621968"/>
    </style:style>
    <style:style style:name="P37" style:family="paragraph" style:parent-style-name="DocCode">
      <style:text-properties officeooo:rsid="0063ae79"/>
    </style:style>
    <style:style style:name="P38" style:family="paragraph" style:parent-style-name="DocCode">
      <style:text-properties officeooo:rsid="00699e7e"/>
    </style:style>
    <style:style style:name="P39" style:family="paragraph" style:parent-style-name="Text_20_body" style:list-style-name="L1">
      <style:text-properties officeooo:rsid="0059a98c" officeooo:paragraph-rsid="0059a98c"/>
    </style:style>
    <style:style style:name="P40" style:family="paragraph" style:parent-style-name="Text_20_body" style:list-style-name="L1">
      <style:text-properties officeooo:rsid="006ae72d" officeooo:paragraph-rsid="006ae72d"/>
    </style:style>
    <style:style style:name="P41" style:family="paragraph" style:parent-style-name="Text_20_body" style:list-style-name="L2">
      <style:text-properties officeooo:rsid="005b8d52" officeooo:paragraph-rsid="005b8d52"/>
    </style:style>
    <style:style style:name="P42" style:family="paragraph" style:parent-style-name="Text_20_body" style:list-style-name="L3">
      <style:text-properties officeooo:rsid="005b8d52" officeooo:paragraph-rsid="005b8d52"/>
    </style:style>
    <style:style style:name="P43" style:family="paragraph" style:parent-style-name="Text_20_body" style:list-style-name="L4">
      <style:text-properties officeooo:rsid="005cc8c4" officeooo:paragraph-rsid="005cc8c4"/>
    </style:style>
    <style:style style:name="P44" style:family="paragraph" style:parent-style-name="Text_20_body" style:list-style-name="L4">
      <style:text-properties officeooo:rsid="005eb3f8" officeooo:paragraph-rsid="005eb3f8"/>
    </style:style>
    <style:style style:name="P45" style:family="paragraph" style:parent-style-name="Text_20_body" style:list-style-name="L5">
      <style:text-properties officeooo:rsid="00621968" officeooo:paragraph-rsid="00621968"/>
    </style:style>
    <style:style style:name="P46" style:family="paragraph" style:parent-style-name="Text_20_body" style:list-style-name="L6">
      <style:text-properties officeooo:rsid="0063ae79" officeooo:paragraph-rsid="0063ae79"/>
    </style:style>
    <style:style style:name="P47" style:family="paragraph" style:parent-style-name="Text_20_body" style:list-style-name="L8">
      <style:text-properties officeooo:paragraph-rsid="0067af0d"/>
    </style:style>
    <style:style style:name="P48" style:family="paragraph" style:parent-style-name="Text_20_body" style:list-style-name="L8">
      <style:text-properties fo:font-weight="normal" officeooo:rsid="0067af0d" officeooo:paragraph-rsid="0067af0d" style:font-weight-asian="normal" style:font-weight-complex="normal"/>
    </style:style>
    <style:style style:name="P49" style:family="paragraph" style:parent-style-name="Text_20_body" style:list-style-name="L8">
      <style:text-properties fo:font-weight="normal" officeooo:paragraph-rsid="0067af0d" style:font-weight-asian="normal" style:font-weight-complex="normal"/>
    </style:style>
    <style:style style:name="P50" style:family="paragraph" style:parent-style-name="Text_20_body" style:list-style-name="L8">
      <style:text-properties fo:font-weight="normal" officeooo:rsid="0068a9a1" officeooo:paragraph-rsid="0068a9a1" style:font-weight-asian="normal" style:font-weight-complex="normal"/>
    </style:style>
    <style:style style:name="P51" style:family="paragraph" style:parent-style-name="DocHeading1">
      <style:text-properties officeooo:rsid="005662ca" officeooo:paragraph-rsid="005662ca"/>
    </style:style>
    <style:style style:name="P52" style:family="paragraph" style:parent-style-name="DocHeading1">
      <style:text-properties officeooo:rsid="0059a98c" officeooo:paragraph-rsid="0059a98c"/>
    </style:style>
    <style:style style:name="P53" style:family="paragraph" style:parent-style-name="DocHeading1">
      <style:text-properties officeooo:rsid="005b8d52" officeooo:paragraph-rsid="005b8d52"/>
    </style:style>
    <style:style style:name="P54" style:family="paragraph" style:parent-style-name="DocHeading1">
      <style:text-properties officeooo:rsid="005c946b" officeooo:paragraph-rsid="005c946b"/>
    </style:style>
    <style:style style:name="P55" style:family="paragraph" style:parent-style-name="DocHeading1">
      <style:text-properties officeooo:rsid="00601366" officeooo:paragraph-rsid="00601366"/>
    </style:style>
    <style:style style:name="P56" style:family="paragraph" style:parent-style-name="DocHeading1">
      <style:text-properties officeooo:rsid="00621968" officeooo:paragraph-rsid="00621968"/>
    </style:style>
    <style:style style:name="P57" style:family="paragraph" style:parent-style-name="DocHeading1">
      <style:text-properties officeooo:rsid="0064549a" officeooo:paragraph-rsid="0064549a"/>
    </style:style>
    <style:style style:name="P58" style:family="paragraph" style:parent-style-name="DocHeading1">
      <style:text-properties officeooo:rsid="00699e7e" officeooo:paragraph-rsid="00699e7e"/>
    </style:style>
    <style:style style:name="P59" style:family="paragraph" style:parent-style-name="DocHeading2">
      <style:text-properties officeooo:rsid="005b8d52" officeooo:paragraph-rsid="005b8d52"/>
    </style:style>
    <style:style style:name="P60" style:family="paragraph" style:parent-style-name="DocHeading2">
      <style:text-properties officeooo:rsid="0063ae79" officeooo:paragraph-rsid="0063ae79"/>
    </style:style>
    <style:style style:name="P61" style:family="paragraph" style:parent-style-name="DocText" style:list-style-name="L7">
      <style:text-properties officeooo:rsid="0063ae79" officeooo:paragraph-rsid="0063ae79"/>
    </style:style>
    <style:style style:name="P62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8d0d"/>
    </style:style>
    <style:style style:name="T4" style:family="text">
      <style:text-properties officeooo:rsid="005815c1"/>
    </style:style>
    <style:style style:name="T5" style:family="text">
      <style:text-properties officeooo:rsid="00583e7e"/>
    </style:style>
    <style:style style:name="T6" style:family="text">
      <style:text-properties officeooo:rsid="0064549a"/>
    </style:style>
    <style:style style:name="T7" style:family="text">
      <style:text-properties officeooo:rsid="0065f449"/>
    </style:style>
    <style:style style:name="T8" style:family="text">
      <style:text-properties officeooo:rsid="0067af0d"/>
    </style:style>
    <style:style style:name="T9" style:family="text">
      <style:text-properties fo:font-weight="bold" officeooo:rsid="0065f449" style:font-weight-asian="bold" style:font-weight-complex="bold"/>
    </style:style>
    <style:style style:name="T10" style:family="text">
      <style:text-properties fo:font-weight="bold" officeooo:rsid="0067af0d" style:font-weight-asian="bold" style:font-weight-complex="bold"/>
    </style:style>
    <style:style style:name="T11" style:family="text">
      <style:text-properties fo:font-weight="normal" officeooo:rsid="0067af0d" style:font-weight-asian="normal" style:font-weight-complex="normal"/>
    </style:style>
    <style:style style:name="T12" style:family="text">
      <style:text-properties officeooo:rsid="0068a9a1"/>
    </style:style>
    <style:style style:name="T13" style:family="text">
      <style:text-properties officeooo:rsid="006ae72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62"><text:title>Syntax for Input Files</text:title></text:p>
      <text:p text:style-name="P18">The input files are formatted very similar to C++ code. <text:s/>Only, the input files do not have as robust of a command structure. <text:s/>They are more limited. <text:s/>This page details that command structure. <text:s/>It only describes the syntax of the input files. <text:s/>It does not describe their contents. <text:s/><text:span text:style-name="T13">(Syntax is the rules for how oFreq expects text to be formatted for proper interpretation.)</text:span> <text:s/>The syntax is uniform across all input files. <text:s/>The same syntax is also used to write output files. <text:s/>This allows output from oFreq to be easily read by another program in the OpenSEA suite.</text:p>
      <text:h text:style-name="P51" text:outline-level="1">Example Input File</text:h>
      <text:p text:style-name="P6">The following example shows input file that includes all major elements of the file syntax.</text:p>
      <text:p text:style-name="P30">/*------------------------------*- C++ -*------------------------------------*\</text:p>
      <text:p text:style-name="P30">| O pen <text:s text:c="8"/>| OpenSea: <text:s/>The Open Source Seakeeping Suite <text:s text:c="17"/>|</text:p>
      <text:p text:style-name="P30">| S eakeeping <text:s text:c="2"/>| Version: <text:s/>1.0 <text:s text:c="46"/>|</text:p>
      <text:p text:style-name="P31">| E valuation <text:s text:c="2"/>| Web: <text:s text:c="5"/>www.opensea.dmsonline.us <text:s text:c="25"/>|</text:p>
      <text:p text:style-name="P31">| A nalysis <text:s text:c="4"/>| <text:s text:c="60"/>|</text:p>
      <text:p text:style-name="P30">\*---------------------------------------------------------------------------*/</text:p>
      <text:p text:style-name="P30">seafile</text:p>
      <text:p text:style-name="P30">{</text:p>
      <text:p text:style-name="P30"><text:s text:c="4"/>version <text:s text:c="4"/>1.0;</text:p>
      <text:p text:style-name="P30"><text:s text:c="4"/>format <text:s text:c="5"/>ascii;</text:p>
      <text:p text:style-name="P30"><text:s text:c="4"/>object <text:s text:c="5"/>dictionary;</text:p>
      <text:p text:style-name="P30">}</text:p>
      <text:p text:style-name="P30"/>
      <text:p text:style-name="P32">// * * * * * * * * * * * * * * * * * * * * * * * * * * * * * * * * * * * * * //</text:p>
      <text:p text:style-name="P32">// <text:s text:c="20"/>A C T I V E <text:s text:c="2"/>F O R C E S <text:s text:c="28"/>//</text:p>
      <text:p text:style-name="P32">// * * * * * * * * * * * * * * * * * * * * * * * * * * * * * * * * * * * * * //</text:p>
      <text:p text:style-name="P32">// Defines user active forces</text:p>
      <text:p text:style-name="P32"/>
      <text:p text:style-name="P32">force_active {</text:p>
      <text:p text:style-name="P32"><text:s text:c="2"/>//User defined name of user active force. <text:s/>Other objects refer to this name</text:p>
      <text:p text:style-name="P32"><text:s text:c="2"/>name "active force 1";</text:p>
      <text:p text:style-name="P32"/>
      <text:p text:style-name="P32"><text:s text:c="2"/>//Coefficients for user defined active forces.</text:p>
      <text:p text:style-name="P32"><text:s text:c="2"/>//Entered as complex numbers in one of the following formats</text:p>
      <text:p text:style-name="P32"><text:s text:c="2"/>//R&lt;tht</text:p>
      <text:p text:style-name="P32"><text:s text:c="2"/>//a+ib</text:p>
      <text:p text:style-name="P32"><text:s text:c="2"/>//a-ib</text:p>
      <text:p text:style-name="P32"><text:s text:c="2"/>//a+bi</text:p>
      <text:p text:style-name="P32"><text:s text:c="2"/>//a-bi</text:p>
      <text:p text:style-name="DocCode"><text:span text:style-name="T3"><text:s text:c="2"/>//</text:span><text:span text:style-name="T4">(a,b)</text:span></text:p>
      <text:p text:style-name="P32"/>
      <text:p text:style-name="P32"><text:s text:c="2"/>force {</text:p>
      <text:p text:style-name="P32"><text:s text:c="4"/>equation 1;</text:p>
      <text:p text:style-name="P32"><text:s text:c="4"/>coeff /*F1 = */ 0.00+2.00i;</text:p>
      <text:p text:style-name="P32"><text:s text:c="2"/>}</text:p>
      <text:p text:style-name="P32"/>
      <text:p text:style-name="P32"><text:soft-page-break/><text:s text:c="2"/>force {</text:p>
      <text:p text:style-name="P32"><text:s text:c="4"/>equation 2;</text:p>
      <text:p text:style-name="DocCode"><text:span text:style-name="T3"><text:s text:c="4"/>coeff /*F2 = */ </text:span><text:span text:style-name="T4">1&lt;0.785</text:span><text:span text:style-name="T3">;</text:span></text:p>
      <text:p text:style-name="P32"><text:s text:c="2"/>}</text:p>
      <text:p text:style-name="P32"/>
      <text:p text:style-name="P32"><text:s text:c="2"/>force {</text:p>
      <text:p text:style-name="P32"><text:s text:c="4"/>equation 3;</text:p>
      <text:p text:style-name="DocCode"><text:span text:style-name="T3"><text:s text:c="4"/>coeff /*F3 = */ </text:span><text:span text:style-name="T5">(3.00,2.00)</text:span><text:span text:style-name="T3">;</text:span></text:p>
      <text:p text:style-name="P32"><text:s text:c="2"/>}</text:p>
      <text:p text:style-name="P30"/>
      <text:p text:style-name="P30">// * * * * * * * * * * * * * * * * * * * * * * * * * * * * * * * * * * * * * //</text:p>
      <text:p text:style-name="P30">// <text:s text:c="18"/>R E A C T I V E <text:s text:c="2"/>F O R C E S <text:s text:c="26"/>//</text:p>
      <text:p text:style-name="P30">// * * * * * * * * * * * * * * * * * * * * * * * * * * * * * * * * * * * * * //</text:p>
      <text:p text:style-name="P30">// Defines user reactive forces</text:p>
      <text:p text:style-name="P30"/>
      <text:p text:style-name="P30">/*Definition sequence for reactive forces</text:p>
      <text:p text:style-name="P30">force set</text:p>
      <text:p text:style-name="P30"><text:s text:c="2"/>&gt; derivative </text:p>
      <text:p text:style-name="P30"><text:s text:c="4"/>&gt; equation set</text:p>
      <text:p text:style-name="P30"><text:s text:c="6"/>&gt; force coefficients (list)</text:p>
      <text:p text:style-name="P30"><text:s text:c="8"/>&gt; coefficient for each variable</text:p>
      <text:p text:style-name="P30">*/</text:p>
      <text:p text:style-name="P30"/>
      <text:p text:style-name="P30"><text:s/>force_reactive {</text:p>
      <text:p text:style-name="P30"><text:s text:c="2"/>name "reactive force 1";</text:p>
      <text:p text:style-name="P30"><text:s text:c="2"/>derivative {</text:p>
      <text:p text:style-name="P30"><text:s text:c="4"/>order 0;</text:p>
      <text:p text:style-name="P30"><text:s text:c="4"/>equation {</text:p>
      <text:p text:style-name="P30"><text:s text:c="6"/>number 1;</text:p>
      <text:p text:style-name="P30"><text:s text:c="6"/>force (</text:p>
      <text:p text:style-name="P30"><text:s text:c="6"/>/*C_x1 = */ 1:2.00</text:p>
      <text:p text:style-name="P30"><text:s text:c="6"/>);</text:p>
      <text:p text:style-name="P30"><text:s text:c="4"/>}</text:p>
      <text:p text:style-name="P30"/>
      <text:p text:style-name="P30"><text:s text:c="4"/>equation {</text:p>
      <text:p text:style-name="P30"><text:s text:c="6"/>number 2;</text:p>
      <text:p text:style-name="P30"><text:s text:c="6"/>force (</text:p>
      <text:p text:style-name="P30"><text:s text:c="6"/>1.00</text:p>
      <text:p text:style-name="P30"><text:s text:c="6"/>2.00</text:p>
      <text:p text:style-name="P30"><text:tab/> 3.00</text:p>
      <text:p text:style-name="P31"><text:s text:c="6"/>4.00</text:p>
      <text:p text:style-name="P31"><text:s text:c="6"/>5.00</text:p>
      <text:p text:style-name="P31"><text:s text:c="6"/>6.00 <text:s text:c="5"/></text:p>
      <text:p text:style-name="P30"><text:s text:c="6"/>);</text:p>
      <text:p text:style-name="P30"><text:s text:c="4"/>}</text:p>
      <text:p text:style-name="P30"><text:s text:c="2"/>}</text:p>
      <text:p text:style-name="P30">} </text:p>
      <text:p text:style-name="P17"/>
      <text:p text:style-name="P19">The various elements of this example are now discussed.</text:p>
      <text:h text:style-name="P52" text:outline-level="1">Text Flow</text:h>
      <text:p text:style-name="P7">The syntax of text flow is free flowing, just like in <text:span text:style-name="T13">C</text:span>++. <text:s/>Carriage returns can be entered at any point. All code can be contained <text:span text:style-name="T13">on </text:span>a single line if desired. <text:s/>Indents are ignored. <text:s/>The following rules are used for text flow.</text:p>
      <text:list xml:id="list663862225" text:style-name="L1">
        <text:list-item>
          <text:p text:style-name="P39"><text:soft-page-break/>Elements are separated by either:</text:p>
          <text:list>
            <text:list-item>
              <text:p text:style-name="P39">A carriage return.</text:p>
            </text:list-item>
            <text:list-item>
              <text:p text:style-name="P39">A space (consecutive spaces and tabs are all treated as a single space).</text:p>
            </text:list-item>
          </text:list>
        </text:list-item>
        <text:list-item>
          <text:p text:style-name="P39">A semicolon ends a statement.</text:p>
        </text:list-item>
        <text:list-item>
          <text:p text:style-name="P40">Indents do not affect interpretation of the input.</text:p>
        </text:list-item>
      </text:list>
      <text:h text:style-name="P53" text:outline-level="1">Commenting</text:h>
      <text:p text:style-name="P8">Comments are possible in input files. <text:s/>Comments take two forms:</text:p>
      <text:list xml:id="list228869256" text:style-name="L2">
        <text:list-item>
          <text:p text:style-name="P41">Line comments</text:p>
        </text:list-item>
        <text:list-item>
          <text:p text:style-name="P41">Block comments</text:p>
        </text:list-item>
      </text:list>
      <text:h text:style-name="P59" text:outline-level="2">line Comments</text:h>
      <text:p text:style-name="P8">Line comments are noted by a double forward slash.</text:p>
      <text:p text:style-name="P33">// Comment.</text:p>
      <text:p text:style-name="P20"/>
      <text:p text:style-name="P21">The program will ignore all text beyond that double forward slash until it encounters a carriage return <text:span text:style-name="T13">(when you start a new line).</text:span></text:p>
      <text:h text:style-name="P59" text:outline-level="2">Block comments</text:h>
      <text:p text:style-name="P8">Block comments have a beginning and an end. </text:p>
      <text:list xml:id="list815075726" text:style-name="L3">
        <text:list-item>
          <text:p text:style-name="P42">They are begun with a forward slash and star. /*</text:p>
        </text:list-item>
        <text:list-item>
          <text:p text:style-name="P42">They end with a star and forward slash. <text:s/>*/</text:p>
        </text:list-item>
      </text:list>
      <text:p text:style-name="P8">The program will only ignore the text between the beginning and end symbols. <text:s/>You can even include code after the comment on the same line and oFreq will resume processing after the comment statement.</text:p>
      <text:p text:style-name="P33">Start of Code /* Comment */ <text:s/>More Code</text:p>
      <text:h text:style-name="P54" text:outline-level="1">Object Declaration</text:h>
      <text:p text:style-name="P9">The program works primarily through object declarations. <text:s/>An object is declared, and then properties are defined within the scope of that object.</text:p>
      <text:list xml:id="list1537657671" text:style-name="L4">
        <text:list-item>
          <text:p text:style-name="P43">Objects begin with a recognized object name, a space, and an opening bracket. <text:s/>{</text:p>
          <text:list>
            <text:list-item>
              <text:p text:style-name="P44">Object names can not contain any spaces.</text:p>
            </text:list-item>
            <text:list-item>
              <text:p text:style-name="P43">The opening bracket can be on the same line as the object name, or a different line.</text:p>
            </text:list-item>
          </text:list>
        </text:list-item>
        <text:list-item>
          <text:p text:style-name="P43"><text:soft-page-break/>Objects end with a closing bracket. <text:s/>}</text:p>
          <text:list>
            <text:list-item>
              <text:p text:style-name="P43">The closing bracket can be on the same line as the object name, or <text:s/>a different line.</text:p>
            </text:list-item>
            <text:list-item>
              <text:p text:style-name="P43">The closing bracket does not include a closing semicolon. <text:s/></text:p>
              <text:list>
                <text:list-item>
                  <text:p text:style-name="P43">Use this: <text:s text:c="2"/>}</text:p>
                </text:list-item>
                <text:list-item>
                  <text:p text:style-name="P43">Do not use this: <text:s text:c="2"/>};</text:p>
                </text:list-item>
              </text:list>
            </text:list-item>
          </text:list>
        </text:list-item>
        <text:list-item>
          <text:p text:style-name="P44">You can indent your code withing the object definition, but indentation is not required.</text:p>
        </text:list-item>
      </text:list>
      <text:p text:style-name="P10">Object definitions are recursive. <text:s/>You can define an object within another object. <text:s/>The program allows recursion without limit. <text:s/>You can keep going down for an infinite number of levels. <text:s/>Of course, that is only the syntax formatting. <text:s/>The declaration of a new object level must have some meaning within the input file.</text:p>
      <text:p text:style-name="P10">Example:</text:p>
      <text:p text:style-name="P34">object_name {</text:p>
      <text:p text:style-name="P34"><text:tab/>Object properties</text:p>
      <text:p text:style-name="P34">}</text:p>
      <text:h text:style-name="P55" text:outline-level="1">Object Properties</text:h>
      <text:p text:style-name="P11">Object properties are specified as pairs of keywords and values. <text:s/>The keywords must be one of the predefined words recognized by the program. <text:s/>The pair of keyword and value is ended with an ending statement.</text:p>
      <text:p text:style-name="P11">Example:</text:p>
      <text:p text:style-name="P35">keyword value;</text:p>
      <text:p text:style-name="P35">mass 1.0;</text:p>
      <text:h text:style-name="P56" text:outline-level="1">Value Lists</text:h>
      <text:p text:style-name="P12">Some keywords allow the user to enter a list of values, instead of a single value. <text:s/></text:p>
      <text:list xml:id="list1762385889" text:style-name="L5">
        <text:list-item>
          <text:p text:style-name="P45">The list is started with an opening parentheses. <text:s/>(</text:p>
        </text:list-item>
        <text:list-item>
          <text:p text:style-name="P45">The list ends with a closing parentheses. <text:s text:c="2"/>)</text:p>
        </text:list-item>
        <text:list-item>
          <text:p text:style-name="P45">The keyword, value part must still end with a semicolon. <text:s/>;</text:p>
        </text:list-item>
        <text:list-item>
          <text:p text:style-name="P45">Items within the list can be indented or not. <text:s/>This has no effect on interpretation of the input.</text:p>
        </text:list-item>
        <text:list-item>
          <text:p text:style-name="P45">Items within the list can be separated by a carriage return or by a space.</text:p>
        </text:list-item>
      </text:list>
      <text:p text:style-name="P12">Example 1:</text:p>
      <text:p text:style-name="P36">keyword (</text:p>
      <text:p text:style-name="P36"><text:tab/>item1</text:p>
      <text:p text:style-name="P36"><text:tab/>item2</text:p>
      <text:p text:style-name="P36"><text:tab/>item3</text:p>
      <text:p text:style-name="P36"><text:soft-page-break/>);</text:p>
      <text:p text:style-name="P22"/>
      <text:p text:style-name="P23">Example 2:</text:p>
      <text:p text:style-name="P36">keyword (item1 item2 item3);</text:p>
      <text:h text:style-name="P60" text:outline-level="2">List Formats</text:h>
      <text:p text:style-name="P13">Often, the sequence of items within a list is important to the program analysis. <text:s/>Because of this, items within the list can be specified through one of two formats.</text:p>
      <text:list xml:id="list171108528" text:style-name="L6">
        <text:list-item>
          <text:p text:style-name="P46">Direct entry</text:p>
        </text:list-item>
        <text:list-item>
          <text:p text:style-name="P46">Indexed entry</text:p>
        </text:list-item>
      </text:list>
      <text:p text:style-name="P13">When using the direct entry method, only the values are typed into the list. <text:s/>The items are indexed in the order that they appear.</text:p>
      <text:p text:style-name="P13">Example:</text:p>
      <text:p text:style-name="P37">keyword (</text:p>
      <text:p text:style-name="P37"><text:tab/>item1 (list index 1)</text:p>
      <text:p text:style-name="P37"><text:tab/>item2 (list index 2)</text:p>
      <text:p text:style-name="P37"><text:tab/>item3 (list index 3)</text:p>
      <text:p text:style-name="P37">);</text:p>
      <text:p text:style-name="P24"/>
      <text:p text:style-name="P25">The indexed entry method allows the user to specify the index that each item should be stored at. <text:s/>This format has the index first specified, separated by a colon, and then the value for that index. <text:s/>There should not be any spaces between the index, colon, and the value.</text:p>
      <text:p text:style-name="P25">Example:</text:p>
      <text:p text:style-name="P37">keyword (</text:p>
      <text:p text:style-name="P37"><text:tab/>3:item1 (list index 3)</text:p>
      <text:p text:style-name="P37"><text:tab/>1:item2 (list index 1)</text:p>
      <text:p text:style-name="P37"><text:tab/>2:item3 (list index 2)</text:p>
      <text:p text:style-name="P37">);</text:p>
      <text:p text:style-name="P24"/>
      <text:p text:style-name="P25">This method can also be used to define a list where only one item is significant. <text:s/>Whenever an index is defined, the program will automatically resize the list to include that index. <text:s/>Any item indexes not previously defined are assigned a value of zero.</text:p>
      <text:p text:style-name="P25">Example:</text:p>
      <text:p text:style-name="P37">keyword (</text:p>
      <text:p text:style-name="P37"><text:tab/>3:item1</text:p>
      <text:p text:style-name="P37">);</text:p>
      <text:p text:style-name="P24"/>
      <text:p text:style-name="P25">Resulting list:</text:p>
      <text:list xml:id="list2073592784" text:style-name="L7">
        <text:list-item>
          <text:p text:style-name="P61">0.00</text:p>
        </text:list-item>
        <text:list-item>
          <text:p text:style-name="P61">0.00</text:p>
        </text:list-item>
        <text:list-item>
          <text:p text:style-name="P61">item1</text:p>
        </text:list-item>
      </text:list>
      <text:h text:style-name="P57" text:outline-level="1"><text:soft-page-break/>Complex Numbers</text:h>
      <text:p text:style-name="P5"><text:span text:style-name="T6">Complex numbers are frequently used in oFreq and the OpenSEA suite. <text:s/>The program will accept these in several possible formats. <text:s/></text:span><text:span text:style-name="T7">For all the following examples, use the following definitions:</text:span></text:p>
      <text:p text:style-name="P16">a = <text:tab/>Real component of a complex number.</text:p>
      <text:p text:style-name="P16">b = <text:tab/>Imaginary component of a complex number.</text:p>
      <text:p text:style-name="DocVariableDef"><text:span text:style-name="T7">R = <text:tab/>Magnitude of a complex number. </text:span><text:span text:style-name="T7"><draw:frame draw:style-name="fr1" draw:name="Object1" text:anchor-type="as-char" svg:width="0.8409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DocVariableDef"><text:span text:style-name="T7">tht = <text:tab/>Phase angle of a complex number. </text:span><text:span text:style-name="T7"><draw:frame draw:style-name="fr1" draw:name="Object2" text:anchor-type="as-char" svg:width="0.9772in" svg:height="0.433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4"/>
      <text:p text:style-name="P14">The program permits the following methods to define a complex number.</text:p>
      <text:list xml:id="list740817984" text:style-name="L8">
        <text:list-item>
          <text:p text:style-name="P47"><text:span text:style-name="T9">Polar notation:</text:span><text:span text:style-name="T7"> </text:span><text:span text:style-name="T8">Enter the magnitude, a left angle bracket, and then the phase angle. <text:s/>Do not put spaces between magnitude and phase angle: <text:s/>R&lt;tht</text:span></text:p>
        </text:list-item>
        <text:list-item>
          <text:p text:style-name="P47"><text:span text:style-name="T10">Rectangular notation</text:span><text:span text:style-name="T11">: <text:s/>Enter the real component, a plus or minus sign, the imaginary component, and then the symbol for an imaginary number (i). <text:s/>The plus or minus will be interpreted as the sign of the imaginary component. <text:s/>Do not include any spaces between the components.</text:span></text:p>
          <text:list>
            <text:list-item>
              <text:p text:style-name="P48">a+bi</text:p>
            </text:list-item>
            <text:list-item>
              <text:p text:style-name="P48">a-bi</text:p>
            </text:list-item>
            <text:list-item>
              <text:p text:style-name="P48">-a+bi</text:p>
            </text:list-item>
            <text:list-item>
              <text:p text:style-name="P48">-a-bi</text:p>
            </text:list-item>
            <text:list-item>
              <text:p text:style-name="P48">a+ib</text:p>
            </text:list-item>
            <text:list-item>
              <text:p text:style-name="P48">a-ib</text:p>
            </text:list-item>
            <text:list-item>
              <text:p text:style-name="P48">-a+ib</text:p>
            </text:list-item>
            <text:list-item>
              <text:p text:style-name="P48">-a-ib</text:p>
            </text:list-item>
          </text:list>
        </text:list-item>
        <text:list-item>
          <text:p text:style-name="P49"><text:span text:style-name="T10">Component notation:</text:span><text:span text:style-name="T8"> <text:s/></text:span><text:span text:style-name="T12">Enter an opening parentheses, the real component, a comma, the imaginary component, and a closing parentheses. <text:s/>Do not include spaces between any components.</text:span></text:p>
          <text:list>
            <text:list-item>
              <text:p text:style-name="P50">(a,b)</text:p>
            </text:list-item>
          </text:list>
        </text:list-item>
      </text:list>
      <text:p text:style-name="P29">Be careful with the third method of declaring complex numbers. <text:s/>This method is very similar to how lists are declared. <text:s/>The program has several data checks to differentiate between a complex number and the beginning of a list, but if it finds an opening parentheses without any keyword declaration before it, it will assume the notation for a complex number.</text:p>
      <text:h text:style-name="P58" text:outline-level="1"><text:soft-page-break/>Special File Header</text:h>
      <text:p text:style-name="P15">All input files have a special header included at the top of the file. <text:s/>This is a special object declaration. <text:s/>It must be the first object declared within any input file.</text:p>
      <text:p text:style-name="P38">seafile</text:p>
      <text:p text:style-name="P38">{</text:p>
      <text:p text:style-name="P38"><text:s text:c="4"/>version <text:s text:c="4"/>1.0;</text:p>
      <text:p text:style-name="P38"><text:s text:c="4"/>format <text:s text:c="5"/>ascii;</text:p>
      <text:p text:style-name="P38"><text:s text:c="4"/>object <text:s text:c="5"/>dictionary;</text:p>
      <text:p text:style-name="P38">}</text:p>
      <text:p text:style-name="P26"/>
      <text:p text:style-name="P27">With the current state of the project, this object declaration does nothing to change the file interpretation. <text:s/>But as the project advances and expands, this header object will become very important to distinguish between different code versions and different file formats.</text:p>
      <text:p text:style-name="P28">The header object is always declared with the object name “seafil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10.0002_input_syntax.odt</text:file-name></text:span><text:tab/> <text:a xlink:type="simple" xlink:href="http://www.dmsonline.us/"><text:span text:style-name="MT1">www.dmsonline.us</text:span></text:a><text:tab/>Page <text:page-number text:select-page="current">7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10.0002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0T14:51:22</meta:creation-date>
    <meta:editing-cycles>23</meta:editing-cycles>
    <meta:editing-duration>PT46M12S</meta:editing-duration>
    <dc:description>Describes input syntax.</dc:description>
    <dc:subject>U04-0010.0002</dc:subject>
    <dc:title>Syntax for Input Files</dc:title>
    <dc:date>2014-04-26T10:53:49</dc:date>
    <meta:document-statistic meta:table-count="0" meta:image-count="0" meta:object-count="2" meta:page-count="7" meta:paragraph-count="196" meta:word-count="1597" meta:character-count="8964" meta:non-whitespace-character-count="70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R</mi>
        <mo stretchy="false">=</mo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</mrow>
    </mrow>
    <annotation encoding="StarMath 5.0">R = sqrt {a^2 + b^2}</annotation>
  </semantics>
</math>
</file>

<file path=Object 2/content.xml><?xml version="1.0" encoding="utf-8"?>
<math xmlns="http://www.w3.org/1998/Math/MathML">
  <semantics>
    <mrow>
      <mrow>
        <mi mathvariant="italic">tht</mi>
        <mo stretchy="false">=</mo>
        <mi mathvariant="italic">atan</mi>
      </mrow>
      <mfenced open="(" close=")">
        <mrow>
          <mfrac>
            <mi>b</mi>
            <mi>a</mi>
          </mfrac>
        </mrow>
      </mfenced>
    </mrow>
    <annotation encoding="StarMath 5.0">tht = atan left ( b over a right )</annotation>
  </semantics>
</math>
</file>